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29af" officeooo:paragraph-rsid="001ab31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29af" officeooo:paragraph-rsid="001af8d3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429af" officeooo:paragraph-rsid="001ab31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429af" officeooo:paragraph-rsid="001af8d3" style:font-weight-asian="normal" style:font-weight-complex="normal"/>
    </style:style>
    <style:style style:name="P5" style:family="paragraph" style:parent-style-name="Standard">
      <style:text-properties fo:font-size="11pt" fo:language="en" fo:country="GB" style:text-underline-style="solid" style:text-underline-width="auto" style:text-underline-color="font-color" fo:font-weight="bold" officeooo:rsid="001429af" officeooo:paragraph-rsid="001af8d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Standard">
      <style:text-properties fo:font-variant="normal" fo:text-transform="none" fo:color="#202122" loext:opacity="100%" fo:font-size="11pt" fo:letter-spacing="normal" fo:language="en" fo:country="GB" style:text-underline-style="none" fo:font-weight="normal" officeooo:rsid="00087569" officeooo:paragraph-rsid="001af8d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text-properties fo:font-variant="normal" fo:text-transform="none" fo:color="#202122" loext:opacity="100%" fo:font-size="11pt" fo:letter-spacing="normal" fo:language="en" fo:country="GB" style:text-underline-style="none" fo:font-weight="normal" officeooo:rsid="000a448e" officeooo:paragraph-rsid="001af8d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fo:font-variant="normal" fo:text-transform="none" fo:color="#202122" loext:opacity="100%" fo:letter-spacing="normal"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202122" loext:opacity="100%" fo:letter-spacing="normal" style:text-underline-style="none" fo:font-weight="normal" officeooo:rsid="00087569" style:font-weight-asian="normal" style:font-weight-complex="normal"/>
    </style:style>
    <style:style style:name="T3" style:family="text">
      <style:text-properties fo:font-variant="normal" fo:text-transform="none" fo:color="#202122" loext:opacity="100%" fo:letter-spacing="normal" style:text-underline-style="none" fo:font-weight="normal" officeooo:rsid="000a5eb4" style:font-weight-asian="normal" style:font-weight-complex="normal"/>
    </style:style>
    <style:style style:name="T4" style:family="text">
      <style:text-properties fo:font-variant="normal" fo:text-transform="none" fo:color="#202122" loext:opacity="100%" fo:letter-spacing="normal" style:text-underline-style="none" fo:font-weight="normal" officeooo:rsid="000a448e" style:font-weight-asian="normal" style:font-weight-complex="normal"/>
    </style:style>
    <style:style style:name="T5" style:family="text">
      <style:text-properties fo:font-variant="normal" fo:text-transform="none" fo:color="#202122" loext:opacity="100%" fo:letter-spacing="normal" style:text-underline-style="none" fo:font-weight="normal" officeooo:rsid="001af8d3" style:font-weight-asian="normal" style:font-weight-complex="normal"/>
    </style:style>
    <style:style style:name="T6" style:family="text">
      <style:text-properties fo:font-variant="normal" fo:text-transform="none" fo:color="#202122" loext:opacity="100%" fo:letter-spacing="normal" style:text-underline-style="none" fo:font-weight="normal" officeooo:rsid="001cc6f0" style:font-weight-asian="normal" style:font-weight-complex="normal"/>
    </style:style>
    <style:style style:name="T7" style:family="text">
      <style:text-properties fo:font-variant="normal" fo:text-transform="none" fo:color="#202122" loext:opacity="100%" fo:letter-spacing="normal" style:text-underline-style="none" fo:font-weight="normal" officeooo:rsid="0022a464" style:font-weight-asian="normal" style:font-weight-complex="normal"/>
    </style:style>
    <style:style style:name="T8" style:family="text">
      <style:text-properties officeooo:rsid="001af8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1"/>
      <text:p text:style-name="P3">// Generate a random number between 0 - 2<text:line-break/>let computerRps;<text:line-break/> <text:s/>computerRps = Math.floor(Math.random() * 3);<text:line-break/><text:line-break/>// Take an input from the user<text:line-break/>let userInput;<text:line-break/>console.log('Let\'s play Rock Paper Scissors!')<text:line-break/>console.log('On the count of three!')<text:line-break/>userInput = prompt('Enter (0) for Rock, (1) for Paper or (2) for Scissors: ');<text:line-break/>let userRps = Number(userInput);<text:line-break/><text:line-break/><text:line-break/>console.log('One!');<text:line-break/>console.log('Two!');<text:line-break/>console.log('Three!');<text:line-break/><text:line-break/>// Nested if statement to determine the the winner between the computer and user<text:line-break/>if(computerRps == 0) {<text:line-break/> <text:s text:c="3"/>console.log("Rock!");<text:line-break/> <text:s/>if (userRps == computerRps) {<text:line-break/> <text:s text:c="3"/>console.log('We both picked Rock! Tie! Let\'s have a rematch!')<text:line-break/> <text:s/>} else if (userRps == 1) {<text:line-break/> <text:s text:c="3"/>console.log('Paper beats Rock! You win!')<text:line-break/> <text:s/>} else if (userRps == 2) {<text:line-break/> <text:s text:c="3"/>console.log('Rock beats Scissors! You lose!')<text:line-break/> <text:s/>} else {<text:line-break/> <text:s text:c="3"/>console.log('You didn\'t pick an option! Too scared to play?')<text:line-break/> <text:s/>}<text:line-break/>}<text:line-break/>else if(computerRps == 1) {<text:line-break/> <text:s text:c="3"/>console.log("Paper!");<text:line-break/> <text:s/>if (userRps == 0) {<text:line-break/> <text:s text:c="3"/>console.log('Paper beats Rock! You lose!')<text:line-break/> <text:s/>} else if (userRps == computerRps) {<text:line-break/> <text:s text:c="3"/>console.log('We both picked Paper! Tie! Let\'s have a rematch!')<text:line-break/> <text:s/>} else if (userRps == 2) {<text:line-break/> <text:s text:c="3"/>console.log('Scissors beats Paper! You win!')<text:line-break/> <text:s/>} else {<text:line-break/> <text:s text:c="3"/>console.log('You didn\'t pick an option! Too scared to play?')<text:line-break/> <text:s/>}<text:line-break/>}<text:line-break/>else if(computerRps == 2) {<text:line-break/> <text:s text:c="3"/>console.log("Scissors!");<text:line-break/> <text:s/>if (userRps == 0) {<text:line-break/> <text:s text:c="3"/>console.log('Rock beats Scissors! You win!')<text:line-break/> <text:s/>} else if (userRps == 1) {<text:line-break/> <text:s text:c="3"/>console.log('Scissors beats Paper! You lose!')<text:line-break/> <text:s/>} else if (userRps == computerRps) {<text:line-break/> <text:s text:c="3"/>console.log('We both picked Scissors! Tie! Let\'s have a rematch!')<text:line-break/> <text:s/>} else {<text:line-break/><text:soft-page-break/> <text:s text:c="3"/>console.log('You didn\'t pick an option! Too scared to play?')<text:line-break/> <text:s/>}<text:line-break/>}</text:p>
      <text:p text:style-name="P3"/>
      <text:p text:style-name="P2">Explanation:</text:p>
      <text:p text:style-name="P4"/>
      <text:p text:style-name="P5"><text:span text:style-name="T1">– </text:span><text:span text:style-name="T2">Line #</text:span><text:span text:style-name="T5">2</text:span><text:span text:style-name="T2"> creates the variable '</text:span><text:span text:style-name="T5">computerRps</text:span><text:span text:style-name="T2">'.</text:span></text:p>
      <text:p text:style-name="P6">– Line #<text:span text:style-name="T8">3</text:span> defines 'number' as a random number between <text:span text:style-name="T8">0</text:span> and <text:span text:style-name="T8">2</text:span>.</text:p>
      <text:p text:style-name="P6"/>
      <text:p text:style-name="P6">– Line #6 <text:span text:style-name="T8">creates the variable ‘userInput’.</text:span></text:p>
      <text:p text:style-name="P6">– Line #<text:span text:style-name="T8">9 defines ‘userInput’ as the user’s input.</text:span></text:p>
      <text:p text:style-name="P6">– Line #<text:span text:style-name="T8">10 creates the variable ‘userRps’ as ‘userInput’ converted from a string to a number.</text:span></text:p>
      <text:p text:style-name="P6"/>
      <text:p text:style-name="P5"><text:span text:style-name="T2">– Line #</text:span><text:span text:style-name="T6">18 is a nested if statement. It first checks the value of ‘computerRps’ then compares it to ‘userRps’ to determine the winner. </text:span><text:span text:style-name="T7">If the user inputs an invalid answer, an error message is printe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8T19:10:26.340000000</dc:date>
    <meta:editing-duration>PT6M30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9" meta:word-count="327" meta:character-count="2196" meta:non-whitespace-character-count="1776"/>
  </office:meta>
</office:document-meta>
</file>